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62000006DAC269FC68207998EB.jpg" manifest:media-type="image/jpeg"/>
  <manifest:file-entry manifest:full-path="Pictures/100000000000099600000189EA8DA54ADABD0C56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-0.2957in" fo:text-align="end" style:justify-single-word="false" fo:text-indent="0in" style:auto-text-indent="false">
        <style:tab-stops>
          <style:tab-stop style:position="3.15in" style:type="center"/>
        </style:tab-stops>
      </style:paragraph-properties>
      <style:text-properties fo:color="#ccc0d9"/>
    </style:style>
    <style:style style:name="P2" style:family="paragraph" style:parent-style-name="Standard">
      <style:paragraph-properties fo:margin-left="1.772in" fo:margin-right="0in" fo:text-indent="0in" style:auto-text-indent="false"/>
      <style:text-properties style:font-name="Arial" fo:font-size="9pt" officeooo:paragraph-rsid="0003d5f0" style:font-size-asian="9pt" style:font-name-complex="Arial"/>
    </style:style>
    <style:style style:name="P3" style:family="paragraph" style:parent-style-name="Standard">
      <style:paragraph-properties fo:margin-left="1.772in" fo:margin-right="0in" fo:text-indent="0in" style:auto-text-indent="false"/>
      <style:text-properties style:font-name="Arial" officeooo:paragraph-rsid="0003d5f0" style:font-name-complex="Arial"/>
    </style:style>
    <style:style style:name="P4" style:family="paragraph" style:parent-style-name="Standard">
      <style:paragraph-properties fo:margin-left="1.772in" fo:margin-right="0in" fo:text-indent="0in" style:auto-text-indent="false"/>
      <style:text-properties style:font-name="Arial" fo:font-size="16pt" fo:font-weight="bold" officeooo:paragraph-rsid="0003d5f0" style:font-size-asian="16pt" style:font-weight-asian="bold" style:font-name-complex="Arial"/>
    </style:style>
    <style:style style:name="P5" style:family="paragraph" style:parent-style-name="Standard">
      <style:paragraph-properties fo:margin-left="1.772in" fo:margin-right="0in" fo:text-indent="0in" style:auto-text-indent="false">
        <style:tab-stops>
          <style:tab-stop style:position="2.139in"/>
          <style:tab-stop style:position="4.6598in"/>
        </style:tab-stops>
      </style:paragraph-properties>
      <style:text-properties style:font-name="Arial" fo:font-size="11pt" fo:font-weight="bold" officeooo:paragraph-rsid="0003d5f0" style:font-size-asian="11pt" style:font-weight-asian="bold" style:font-name-complex="Arial"/>
    </style:style>
    <style:style style:name="P6" style:family="paragraph" style:parent-style-name="Standard">
      <style:paragraph-properties fo:margin-left="1.772in" fo:margin-right="0in" fo:text-indent="0in" style:auto-text-indent="false"/>
      <style:text-properties style:font-name="Arial" fo:font-size="11pt" fo:font-weight="bold" officeooo:paragraph-rsid="0003d5f0" style:font-size-asian="11pt" style:font-weight-asian="bold" style:font-name-complex="Arial"/>
    </style:style>
    <style:style style:name="P7" style:family="paragraph" style:parent-style-name="Standard">
      <style:paragraph-properties fo:margin-left="1.772in" fo:margin-right="0in" fo:text-indent="0in" style:auto-text-indent="false"/>
      <style:text-properties style:font-name="Arial" fo:font-size="22pt" fo:font-weight="bold" officeooo:paragraph-rsid="0003d5f0" style:font-size-asian="22pt" style:font-weight-asian="bold" style:font-name-complex="Arial" style:text-scale="98%"/>
    </style:style>
    <style:style style:name="P8" style:family="paragraph" style:parent-style-name="Standard">
      <style:paragraph-properties fo:margin-left="1.772in" fo:margin-right="0in" fo:text-indent="0in" style:auto-text-indent="false"/>
      <style:text-properties style:font-name="Arial" fo:font-size="22pt" fo:font-weight="bold" officeooo:paragraph-rsid="0003d5f0" style:font-size-asian="22pt" style:font-weight-asian="bold" style:font-name-complex="Arial"/>
    </style:style>
    <style:style style:name="P9" style:family="paragraph" style:parent-style-name="Standard">
      <style:paragraph-properties fo:margin-left="1.772in" fo:margin-right="0in" fo:text-indent="0in" style:auto-text-indent="false"/>
      <style:text-properties fo:color="#7f7f7f" style:font-name="Arial" fo:font-size="16pt" fo:font-weight="bold" officeooo:paragraph-rsid="0003d5f0" style:font-size-asian="16pt" style:font-weight-asian="bold" style:font-name-complex="Arial"/>
    </style:style>
    <style:style style:name="P10" style:family="paragraph" style:parent-style-name="Standard">
      <style:paragraph-properties fo:margin-left="1.772in" fo:margin-right="0in" fo:text-indent="0in" style:auto-text-indent="false"/>
      <style:text-properties fo:color="#7f7f7f" style:font-name="Arial" fo:font-weight="bold" officeooo:paragraph-rsid="0003d5f0" style:font-weight-asian="bold" style:font-name-complex="Arial"/>
    </style:style>
    <style:style style:name="P11" style:family="paragraph" style:parent-style-name="Standard">
      <style:paragraph-properties fo:margin-left="1.772in" fo:margin-right="0in" fo:text-indent="0in" style:auto-text-indent="false">
        <style:tab-stops>
          <style:tab-stop style:position="2.139in"/>
          <style:tab-stop style:position="4.6598in"/>
        </style:tab-stops>
      </style:paragraph-properties>
      <style:text-properties officeooo:paragraph-rsid="0003d5f0"/>
    </style:style>
    <style:style style:name="P12" style:family="paragraph" style:parent-style-name="Standard">
      <style:paragraph-properties fo:margin-left="1.772in" fo:margin-right="0in" fo:text-indent="0in" style:auto-text-indent="false"/>
      <style:text-properties officeooo:paragraph-rsid="0003d5f0"/>
    </style:style>
    <style:style style:name="P13" style:family="paragraph" style:parent-style-name="Standard">
      <style:paragraph-properties fo:margin-left="1.772in" fo:margin-right="0in" fo:margin-top="0in" fo:margin-bottom="0.0835in" loext:contextual-spacing="false" fo:text-indent="0in" style:auto-text-indent="false"/>
      <style:text-properties style:font-name="Arial" fo:font-size="10pt" officeooo:paragraph-rsid="0003d5f0" style:font-size-asian="10pt" style:font-name-complex="Arial"/>
    </style:style>
    <style:style style:name="P14" style:family="paragraph" style:parent-style-name="Standard">
      <style:paragraph-properties fo:margin-left="1.772in" fo:margin-right="0in" fo:margin-top="0in" fo:margin-bottom="0.0835in" loext:contextual-spacing="false" fo:text-indent="0in" style:auto-text-indent="false"/>
      <style:text-properties style:font-name="Arial" fo:font-size="11pt" officeooo:paragraph-rsid="0003d5f0" style:font-size-asian="11pt" style:font-name-complex="Arial"/>
    </style:style>
    <style:style style:name="P15" style:family="paragraph" style:parent-style-name="Standard">
      <style:paragraph-properties fo:margin-left="1.772in" fo:margin-right="0in" fo:margin-top="0in" fo:margin-bottom="0.0835in" loext:contextual-spacing="false" fo:text-indent="0in" style:auto-text-indent="false"/>
      <style:text-properties officeooo:paragraph-rsid="0003d5f0"/>
    </style:style>
    <style:style style:name="P16" style:family="paragraph" style:parent-style-name="Standard">
      <style:paragraph-properties fo:margin-left="1.772in" fo:margin-right="0in" fo:margin-top="0in" fo:margin-bottom="0.0835in" loext:contextual-spacing="false" fo:text-indent="0in" style:auto-text-indent="false"/>
      <style:text-properties fo:color="#000000" style:font-name="Arial" fo:font-size="10pt" fo:font-weight="normal" officeooo:rsid="0013175e" officeooo:paragraph-rsid="0003d5f0" style:font-size-asian="10pt" style:font-weight-asian="normal" style:font-name-complex="Arial" style:font-weight-complex="normal"/>
    </style:style>
    <style:style style:name="P17" style:family="paragraph" style:parent-style-name="Standard">
      <style:paragraph-properties fo:margin-left="1.772in" fo:margin-right="0in" fo:margin-top="0in" fo:margin-bottom="0.0835in" loext:contextual-spacing="false" fo:text-indent="0in" style:auto-text-indent="false"/>
      <style:text-properties fo:color="#000000" style:font-name="Arial" fo:font-size="11pt" fo:font-weight="bold" style:font-size-asian="11pt" style:font-weight-asian="bold" style:font-name-complex="Arial"/>
    </style:style>
    <style:style style:name="P18" style:family="paragraph" style:parent-style-name="Standard">
      <style:paragraph-properties fo:margin-left="1.772in" fo:margin-right="-0.2957in" fo:margin-top="0in" fo:margin-bottom="0.0835in" loext:contextual-spacing="false" fo:text-indent="0in" style:auto-text-indent="false"/>
      <style:text-properties style:font-name="Arial" fo:font-size="14pt" fo:font-weight="bold" officeooo:paragraph-rsid="0003d5f0" style:font-size-asian="14pt" style:font-weight-asian="bold" style:font-name-complex="Arial" style:font-size-complex="15pt"/>
    </style:style>
    <style:style style:name="P19" style:family="paragraph" style:parent-style-name="Standard">
      <style:paragraph-properties fo:margin-left="1.772in" fo:margin-right="-0.1972in" fo:text-indent="0in" style:auto-text-indent="false"/>
      <style:text-properties style:font-name="Arial" fo:font-size="22pt" fo:font-weight="bold" officeooo:rsid="001193ce" officeooo:paragraph-rsid="0003d5f0" style:font-size-asian="22pt" style:font-weight-asian="bold" style:font-name-complex="Arial"/>
    </style:style>
    <style:style style:name="P20" style:family="paragraph" style:parent-style-name="Standard" style:master-page-name="Standard">
      <style:paragraph-properties fo:margin-left="1.772in" fo:margin-right="0in" fo:margin-top="0in" fo:margin-bottom="0.0835in" loext:contextual-spacing="false" fo:text-indent="0in" style:auto-text-indent="false" style:page-number="auto"/>
      <style:text-properties style:font-name="Arial" fo:font-size="16pt" fo:font-weight="bold" officeooo:paragraph-rsid="0003d5f0" style:font-size-asian="16pt" style:font-weight-asian="bold" style:font-name-complex="Arial"/>
    </style:style>
    <style:style style:name="P21" style:family="paragraph" style:parent-style-name="Standard" style:list-style-name="">
      <style:paragraph-properties fo:margin-left="1.772in" fo:margin-right="0in" fo:line-height="150%" fo:text-indent="0in" style:auto-text-indent="false"/>
      <style:text-properties style:font-name="Arial" fo:font-size="11pt" officeooo:paragraph-rsid="0003d5f0" style:font-size-asian="11pt" style:font-name-complex="Arial"/>
    </style:style>
    <style:style style:name="P22" style:family="paragraph" style:parent-style-name="Standard" style:list-style-name="">
      <style:paragraph-properties fo:margin-left="1.772in" fo:margin-right="0in" fo:text-indent="0in" style:auto-text-indent="false"/>
      <style:text-properties style:font-name="Arial" fo:font-weight="bold" officeooo:rsid="001524ff" officeooo:paragraph-rsid="0003d5f0" style:font-weight-asian="bold" style:font-name-complex="Arial"/>
    </style:style>
    <style:style style:name="P23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fo:font-size="10pt" officeooo:paragraph-rsid="0003d5f0" style:font-size-asian="10pt" style:font-name-complex="Arial"/>
    </style:style>
    <style:style style:name="P24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fo:font-size="10pt" officeooo:paragraph-rsid="0006e51f" style:font-size-asian="10pt" style:font-name-complex="Arial"/>
    </style:style>
    <style:style style:name="P25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fo:font-size="10pt" officeooo:rsid="0013175e" officeooo:paragraph-rsid="0003d5f0" style:font-size-asian="10pt" style:font-name-complex="Arial"/>
    </style:style>
    <style:style style:name="P26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officeooo:paragraph-rsid="0003d5f0" style:font-name-complex="Arial"/>
    </style:style>
    <style:style style:name="P27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fo:font-weight="bold" officeooo:rsid="0013bdc2" officeooo:paragraph-rsid="0003d5f0" style:font-weight-asian="bold" style:font-name-complex="Arial"/>
    </style:style>
    <style:style style:name="P28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fo:font-weight="bold" officeooo:rsid="0015afad" officeooo:paragraph-rsid="0003d5f0" style:font-weight-asian="bold" style:font-name-complex="Arial"/>
    </style:style>
    <style:style style:name="P29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fo:font-weight="bold" officeooo:rsid="0015afad" officeooo:paragraph-rsid="0006e51f" style:font-weight-asian="bold" style:font-name-complex="Arial"/>
    </style:style>
    <style:style style:name="P30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fo:font-weight="bold" officeooo:rsid="0013175e" officeooo:paragraph-rsid="0003d5f0" style:font-weight-asian="bold" style:font-name-complex="Arial"/>
    </style:style>
    <style:style style:name="P31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3bdc2" style:font-weight-asian="bold"/>
    </style:style>
    <style:style style:name="T3" style:family="text">
      <style:text-properties style:font-name="Arial" fo:font-size="11pt" style:font-size-asian="11pt" style:font-name-complex="Arial"/>
    </style:style>
    <style:style style:name="T4" style:family="text">
      <style:text-properties style:font-name="Arial" fo:font-size="11pt" officeooo:rsid="0013175e" style:font-size-asian="11pt" style:font-name-complex="Arial"/>
    </style:style>
    <style:style style:name="T5" style:family="text">
      <style:text-properties style:font-name="Arial" fo:font-size="11pt" fo:font-weight="bold" style:font-size-asian="11pt" style:font-weight-asian="bold" style:font-name-complex="Arial"/>
    </style:style>
    <style:style style:name="T6" style:family="text">
      <style:text-properties style:font-name="Arial" fo:font-size="11pt" fo:font-weight="bold" style:font-size-asian="11pt" style:font-weight-asian="bold" style:font-name-complex="Arial" style:text-scale="98%"/>
    </style:style>
    <style:style style:name="T7" style:family="text">
      <style:text-properties style:font-name="Arial" fo:font-size="11pt" fo:font-weight="bold" officeooo:rsid="00090d10" style:font-size-asian="11pt" style:font-weight-asian="bold" style:font-name-complex="Arial" style:text-scale="98%"/>
    </style:style>
    <style:style style:name="T8" style:family="text">
      <style:text-properties style:font-name="Arial" fo:font-size="11pt" fo:font-weight="bold" officeooo:rsid="0010849b" style:font-size-asian="11pt" style:font-weight-asian="bold" style:font-name-complex="Arial"/>
    </style:style>
    <style:style style:name="T9" style:family="text">
      <style:text-properties fo:font-size="10pt" style:font-size-asian="10pt"/>
    </style:style>
    <style:style style:name="T10" style:family="text">
      <style:text-properties fo:font-size="10pt" officeooo:rsid="0013bdc2" style:font-size-asian="10pt"/>
    </style:style>
    <style:style style:name="T11" style:family="text">
      <style:text-properties fo:font-size="10pt" officeooo:rsid="001524ff" style:font-size-asian="10pt"/>
    </style:style>
    <style:style style:name="T12" style:family="text">
      <style:text-properties fo:color="#000000" style:font-name="Arial" fo:font-size="11pt" fo:font-weight="bold" officeooo:rsid="0013175e" style:font-size-asian="11pt" style:font-weight-asian="bold" style:font-name-complex="Arial" style:text-scale="98%"/>
    </style:style>
    <style:style style:name="T13" style:family="text">
      <style:text-properties fo:color="#000000" style:font-name="Arial" fo:font-size="11pt" style:font-size-asian="11pt" style:font-name-complex="Arial"/>
    </style:style>
    <style:style style:name="T14" style:family="text">
      <style:text-properties officeooo:rsid="0010849b"/>
    </style:style>
    <style:style style:name="T15" style:family="text">
      <style:text-properties officeooo:rsid="0013bdc2"/>
    </style:style>
    <style:style style:name="T16" style:family="text">
      <style:text-properties officeooo:rsid="001524ff"/>
    </style:style>
    <style:style style:name="T17" style:family="text">
      <style:text-properties officeooo:rsid="0006e51f"/>
    </style:style>
    <style:style style:name="T18" style:family="text">
      <style:text-properties officeooo:rsid="0007e0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73in" svg:stroke-color="#808080" draw:stroke-linejoin="miter" svg:stroke-linecap="square" draw:fill="none" draw:fill-color="#ffffff" draw:textarea-horizontal-align="left" draw:textarea-vertical-align="top" draw:auto-grow-height="false" fo:min-height="10.8618in" fo:min-width="7.2161in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HÈSE</text:p>
      <text:p text:style-name="P14">Pour obtenir le grade de</text:p>
      <text:p text:style-name="P18">DOCTEUR DE LA COMMUNAUTE UNIVERSITE GRENOBLE ALPES</text:p>
      <text:p text:style-name="P15"><text:span text:style-name="T3">Spécialité : </text:span><text:span text:style-name="T5">In</text:span><text:span text:style-name="T8">formatique</text:span></text:p>
      <text:p text:style-name="P2">Arrêté ministériel : 25 mai 2016</text:p>
      <text:p text:style-name="P2"/>
      <text:p text:style-name="P3"/>
      <text:p text:style-name="P3"/>
      <text:p text:style-name="P13">Présentée par</text:p>
      <text:p text:style-name="P4"><text:span text:style-name="T14">Mahieddine Dellabani</text:span> </text:p>
      <text:p text:style-name="P9"/>
      <text:p text:style-name="P10"/>
      <text:p text:style-name="P11"><text:span text:style-name="T3">Thèse dirigée par </text:span><text:span text:style-name="T8">Saddek Bensalem</text:span><text:span text:style-name="T3">, et </text:span></text:p>
      <text:p text:style-name="P11"><text:span text:style-name="T3">co</text:span><text:span text:style-name="T4">encadrée</text:span><text:span text:style-name="T3"> par </text:span><text:span text:style-name="T8">jacques Combaz</text:span></text:p>
      <text:p text:style-name="P5"/>
      <text:p text:style-name="P11"><text:span text:style-name="T3">préparée au sein du </text:span><text:span text:style-name="T5">Laboratoire </text:span><text:span text:style-name="T8">Verimag</text:span><text:span text:style-name="T3"> </text:span></text:p>
      <text:p text:style-name="P11"><text:span text:style-name="T3">dans </text:span><text:span text:style-name="T5">l'École Doctorale </text:span><text:span text:style-name="T8">Mathématique, Sciences et Technologies de l’information (MSTII)</text:span></text:p>
      <text:p text:style-name="P7"/>
      <text:p text:style-name="P19">Formal Methods For Distributed Real-Time Systems</text:p>
      <text:p text:style-name="P8"/>
      <text:p text:style-name="P6"/>
      <text:p text:style-name="P12"><text:span text:style-name="T3">Thèse soutenue publiquement le</text:span><text:span text:style-name="T6"> </text:span><text:span text:style-name="T7">xx</text:span><text:span text:style-name="T12">/10/2018</text:span><text:span text:style-name="T13">,</text:span></text:p>
      <text:h text:style-name="P21" text:outline-level="1">devant le jury composé de : </text:h>
      <text:h text:style-name="P22" text:outline-level="1">Mme, Florence Maraninchi</text:h>
      <text:h text:style-name="P23" text:outline-level="1"><text:span text:style-name="T15">Professeur, Grenoble INP,</text:span> <text:span text:style-name="T18">Membre</text:span></text:h>
      <text:h text:style-name="P26" text:outline-level="1"><text:span text:style-name="T1">M, </text:span><text:span text:style-name="T2">Stavros Tripakis</text:span></text:h>
      <text:h text:style-name="P26" text:outline-level="1"><text:span text:style-name="T9">P</text:span><text:span text:style-name="T10">rofesseur, Université </text:span><text:span text:style-name="T11">de </text:span><text:span text:style-name="T10">Aalto, </text:span><text:span text:style-name="T9">Rapporteur</text:span></text:h>
      <text:h text:style-name="P27" text:outline-level="1">M, Oleg Sok<text:span text:style-name="T16">o</text:span>lsky</text:h>
      <text:h text:style-name="P26" text:outline-level="1"><text:span text:style-name="T11">Professeur, Université de Pennsylvanie</text:span><text:span text:style-name="T9">, Rapporteur</text:span></text:h>
      <text:h text:style-name="P28" text:outline-level="1">M, <text:span text:style-name="T17">Eugene Asarin</text:span></text:h>
      <text:h text:style-name="P23" text:outline-level="1"><text:span text:style-name="T17">Professeur, Université Paris Diderot</text:span>, Membre</text:h>
      <text:h text:style-name="P29" text:outline-level="1">M, <text:span text:style-name="T17">Yamine Ait-Ameur</text:span></text:h>
      <text:h text:style-name="P24" text:outline-level="1"><text:span text:style-name="T17">Professeur, INPT-ENSEEIHT</text:span>, Membre</text:h>
      <text:h text:style-name="P30" text:outline-level="1">M, Saddek Bensalem</text:h>
      <text:h text:style-name="P25" text:outline-level="1">Professeur, Université Grenoble Alpes, Directeur de thèse</text:h>
      <text:h text:style-name="P30" text:outline-level="1">M, Jacques Combaz</text:h>
      <text:p text:style-name="P16">Ingénieur de recherche, CNRS, Coencadrant de thèse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2957in" fo:text-align="end" style:justify-single-word="false" fo:text-indent="0in" style:auto-text-indent="false">
        <style:tab-stops>
          <style:tab-stop style:position="3.15in" style:type="center"/>
        </style:tab-stops>
      </style:paragraph-properties>
      <style:text-properties fo:color="#ccc0d9"/>
    </style:style>
    <style:style style:name="MP2" style:family="paragraph">
      <loext:graphic-properties draw:fill="none" draw:fill-color="#ffffff"/>
      <style:paragraph-properties style:writing-mode="lr-t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73in" svg:stroke-color="#808080" draw:stroke-linejoin="miter" svg:stroke-linecap="square" draw:fill="none" draw:fill-color="#ffffff" draw:textarea-horizontal-align="left" draw:textarea-vertical-align="top" draw:auto-grow-height="false" fo:min-height="10.8618in" fo:min-width="7.2161in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2957in" fo:margin-left="0.9839in" fo:margin-right="0.983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7728in" fo:margin-left="0in" fo:margin-right="0in" fo:margin-bottom="1.733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.5638in" svg:y="0.4272in" svg:width="5.0425in" svg:height="0.8075in" draw:z-index="1"><draw:image xlink:href="Pictures/100000000000099600000189EA8DA54ADABD0C56.jpg" xlink:type="simple" xlink:show="embed" xlink:actuate="onLoad"/></draw:frame><draw:custom-shape text:anchor-type="char" draw:z-index="0" draw:style-name="Mgr1" draw:text-style-name="MP2" svg:width="7.5634in" svg:height="11.0425in" svg:x="-0.6602in" svg:y="-0.1957in"><text:p/><draw:enhanced-geometry svg:viewBox="0 0 21600 21600" draw:type="rectangle" draw:enhanced-path="M 0 0 L 21600 0 21600 21600 0 21600 0 0 Z N"/></draw:custom-shape><draw:frame draw:style-name="Mfr2" draw:name="Image2" text:anchor-type="char" svg:x="-0.6602in" svg:y="-0.1957in" svg:width="2.2252in" svg:height="11.0425in" draw:z-index="2"><draw:image xlink:href="Pictures/1000000000000162000006DAC269FC68207998EB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ÈSE</dc:title>
    <meta:initial-creator>SylvieG</meta:initial-creator>
    <meta:creation-date>2015-03-11T12:18:00</meta:creation-date>
    <dc:date>2018-07-27T12:27:21.862625709</dc:date>
    <meta:print-date>2017-02-10T08:52:00</meta:print-date>
    <meta:editing-cycles>14</meta:editing-cycles>
    <meta:editing-duration>PT30M15S</meta:editing-duration>
    <meta:generator>LibreOffice/5.1.6.2$Linux_X86_64 LibreOffice_project/10m0$Build-2</meta:generator>
    <meta:document-statistic meta:table-count="0" meta:image-count="2" meta:object-count="0" meta:page-count="1" meta:paragraph-count="28" meta:word-count="126" meta:character-count="919" meta:non-whitespace-character-count="817"/>
  </office:meta>
</office:document-meta>
</file>